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7:49:01.3984780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17:49:58.372954878</dc:date>
    <meta:generator>LibreOffice/6.4.7.2$Linux_X86_64 LibreOffice_project/40$Build-2</meta:generator>
    <meta:editing-duration>P4DT14H49M58S</meta:editing-duration>
    <meta:editing-cycles>362</meta:editing-cycles>
    <meta:document-statistic meta:table-count="4" meta:cell-count="18129" meta:object-count="0"/>
    <meta:user-defined meta:name="AppVersion">16.0300</meta:user-defined>
  </office:meta>
</office:document-meta>
</file>